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8ad2e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08ad2e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08ad2e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df6" officeooo:paragraph-rsid="0008ad2e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08ad2e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08ad2e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654" officeooo:paragraph-rsid="0008ad2e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ad2e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c323" officeooo:paragraph-rsid="0008ad2e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08ad2e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ad2e" officeooo:paragraph-rsid="0008ad2e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ff3333" style:text-line-through-style="none" style:text-line-through-type="none" style:font-name="Arial" fo:font-size="11pt" fo:font-style="normal" style:text-underline-style="none" fo:font-weight="normal" officeooo:rsid="0021ea76" officeooo:paragraph-rsid="0008ad2e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08ad2e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08ad2e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ad2e" officeooo:paragraph-rsid="0008ad2e" style:text-blinking="false" fo:background-color="transparent" style:font-style-asian="normal" style:font-style-complex="normal"/>
    </style:style>
    <style:style style:name="P16" style:family="paragraph" style:parent-style-name="Standard">
      <style:text-properties officeooo:rsid="000a11b9" officeooo:paragraph-rsid="0008ad2e"/>
    </style:style>
    <style:style style:name="P17" style:family="paragraph" style:parent-style-name="Standard">
      <style:text-properties officeooo:paragraph-rsid="0008ad2e"/>
    </style:style>
    <style:style style:name="T1" style:family="text">
      <style:text-properties officeooo:rsid="00185ce1"/>
    </style:style>
    <style:style style:name="T2" style:family="text">
      <style:text-properties officeooo:rsid="0018ce12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66b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ad2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1c2c2f"/>
    </style:style>
    <style:style style:name="T7" style:family="text">
      <style:text-properties officeooo:rsid="0008ad2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A1" office:value-type="string">
            <text:p text:style-name="P11">Edit Mail</text:p>
          </table:table-cell>
        </table:table-row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5">B<text:span text:style-name="T7">5-1</text:span></text:p>
          </table:table-cell>
        </table:table-row>
        <table:table-row>
          <table:table-cell table:style-name="Table1.A1" office:value-type="string">
            <text:p text:style-name="P2">Priority</text:p>
          </table:table-cell>
          <table:table-cell table:style-name="Table1.A1" office:value-type="string">
            <text:p text:style-name="P6">???</text:p>
          </table:table-cell>
        </table:table-row>
        <table:table-row>
          <table:table-cell table:style-name="Table1.A1" office:value-type="string">
            <text:p text:style-name="P1">Summary</text:p>
          </table:table-cell>
          <table:table-cell table:style-name="Table1.A1" office:value-type="string">
            <text:p text:style-name="P4"><text:span text:style-name="T7">Edits </text:span>a<text:span text:style-name="T7">n existing</text:span> mail for a given course.</text:p>
          </table:table-cell>
        </table:table-row>
        <table:table-row>
          <table:table-cell table:style-name="Table1.A1" office:value-type="string">
            <text:p text:style-name="P3">Primary Actor</text:p>
          </table:table-cell>
          <table:table-cell table:style-name="Table1.A1" office:value-type="string">
            <text:p text:style-name="P7">Tutor</text:p>
          </table:table-cell>
        </table:table-row>
        <table:table-row>
          <table:table-cell table:style-name="Table1.A1" office:value-type="string">
            <text:p text:style-name="P3">Secondary Actor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Pre-<text:span text:style-name="T2">conditions</text:span></text:p>
          </table:table-cell>
          <table:table-cell table:style-name="Table1.A1" office:value-type="string">
            <text:p text:style-name="P9">Tutor has logged in.</text:p>
          </table:table-cell>
        </table:table-row>
        <table:table-row>
          <table:table-cell table:style-name="Table1.A1" office:value-type="string">
            <text:p text:style-name="P1">Trigger:</text:p>
          </table:table-cell>
          <table:table-cell table:style-name="Table1.A1" office:value-type="string">
            <text:p text:style-name="P13"><text:span text:style-name="T3">Tutor </text:span><text:span text:style-name="T4">has navigated or been navigated to mail editing.</text:span></text:p>
          </table:table-cell>
        </table:table-row>
        <table:table-row>
          <table:table-cell table:style-name="Table1.A1" office:value-type="string">
            <text:p text:style-name="P1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5"><text:span text:style-name="T1">T</text:span>utor edits information in fields: Mail date, mail title, and mail content.</text:p>
              </text:list-item>
              <text:list-item>
                <text:p text:style-name="P15">Tutor confirms changes.</text:p>
              </text:list-item>
              <text:list-item>
                <text:p text:style-name="P15">System updates mail.</text:p>
              </text:list-item>
              <text:list-item>
                <text:p text:style-name="P15">System displays mails list.</text:p>
              </text:list-item>
            </text:list>
          </table:table-cell>
        </table:table-row>
        <table:table-row>
          <table:table-cell table:style-name="Table1.A1" office:value-type="string">
            <text:p text:style-name="P14"><text:span text:style-name="T5">Alternate Flow/ Exceptions:</text:span></text:p>
          </table:table-cell>
          <table:table-cell table:style-name="Table1.A1" office:value-type="string">
            <text:p text:style-name="P11">2a. Any field is empty.</text:p>
            <text:p text:style-name="P11">2b. System returns to “edit” page for mail and autofills all fields Tutor filled our prior to attempting confirmation.</text:p>
            <text:p text:style-name="P11">2c. Tutor edits mail information and confirms changes.</text:p>
            <text:p text:style-name="P12">Steps 2a through 2c repeat until required information fields are not empty.</text:p>
          </table:table-cell>
        </table:table-row>
        <table:table-row>
          <table:table-cell table:style-name="Table1.A1" office:value-type="string">
            <text:p text:style-name="P1">Post-<text:span text:style-name="T6">conditions</text:span></text:p>
          </table:table-cell>
          <table:table-cell table:style-name="Table1.A1" office:value-type="string">
            <text:p text:style-name="P9">System has <text:span text:style-name="T1">deleted a </text:span>mail and displayed <text:span text:style-name="T1">mails list for course </text:span>to Tutor.</text:p>
          </table:table-cell>
        </table:table-row>
        <table:table-row>
          <table:table-cell table:style-name="Table1.A1" office:value-type="string">
            <text:p text:style-name="P1">Author:</text:p>
          </table:table-cell>
          <table:table-cell table:style-name="Table1.A1" office:value-type="string">
            <text:p text:style-name="P10">Kasper Holtz Uhre</text:p>
          </table:table-cell>
        </table:table-row>
        <table:table-row>
          <table:table-cell table:style-name="Table1.A1" office:value-type="string">
            <text:p text:style-name="P1">Revision</text:p>
          </table:table-cell>
          <table:table-cell table:style-name="Table1.A1" office:value-type="string">
            <text:p text:style-name="P8">v<text:span text:style-name="T6">1</text:span></text:p>
          </table:table-cell>
        </table:table-row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8">2017/<text:span text:style-name="T6">10/29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2:28:44.599000000</meta:creation-date>
    <dc:date>2017-10-30T22:32:30.097000000</dc:date>
    <meta:editing-duration>PT3M45S</meta:editing-duration>
    <meta:editing-cycles>1</meta:editing-cycles>
    <meta:document-statistic meta:table-count="1" meta:image-count="0" meta:object-count="0" meta:page-count="1" meta:paragraph-count="33" meta:word-count="134" meta:character-count="807" meta:non-whitespace-character-count="710"/>
    <meta:generator>LibreOffice/5.0.4.2$Windows_x86 LibreOffice_project/2b9802c1994aa0b7dc6079e128979269cf95bc78</meta:generator>
  </office:meta>
</office:document-meta>
</file>